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Label.create( NodeState versionHistoryState , NodeState versionState , Nam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Label.getVersionHist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Label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Labe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Label.getVer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Label.RemoveLabel( NodeState versionHistoryState , NodeState versionState , Nam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veLabel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